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aba2" officeooo:paragraph-rsid="001daba2"/>
    </style:style>
    <style:style style:name="P2" style:family="paragraph" style:parent-style-name="Standard">
      <style:text-properties officeooo:rsid="001daba2" officeooo:paragraph-rsid="001f540a"/>
    </style:style>
    <style:style style:name="P3" style:family="paragraph" style:parent-style-name="Standard">
      <style:text-properties officeooo:rsid="001ed207" officeooo:paragraph-rsid="001ed207"/>
    </style:style>
    <style:style style:name="P4" style:family="paragraph" style:parent-style-name="Standard">
      <style:text-properties officeooo:rsid="00211cae" officeooo:paragraph-rsid="00211cae"/>
    </style:style>
    <style:style style:name="P5" style:family="paragraph" style:parent-style-name="Standard">
      <style:text-properties fo:font-variant="normal" fo:text-transform="none" fo:color="#000000" style:font-name="Whitney" fo:font-size="8pt" fo:letter-spacing="normal" fo:font-style="normal" fo:font-weight="normal" officeooo:rsid="00211cae" officeooo:paragraph-rsid="00211deb"/>
    </style:style>
    <style:style style:name="P6" style:family="paragraph" style:parent-style-name="Standard">
      <style:text-properties fo:font-variant="normal" fo:text-transform="none" fo:color="#000000" style:font-name="Whitney" fo:font-size="8pt" fo:letter-spacing="normal" fo:font-style="normal" fo:font-weight="normal" officeooo:rsid="00225b3d" officeooo:paragraph-rsid="00225b3d"/>
    </style:style>
    <style:style style:name="P7" style:family="paragraph" style:parent-style-name="Standard">
      <style:text-properties fo:font-variant="normal" fo:text-transform="none" fo:color="#000000" style:font-name="Whitney" fo:font-size="8pt" fo:letter-spacing="normal" fo:font-style="normal" fo:font-weight="normal" officeooo:rsid="00251c8d" officeooo:paragraph-rsid="00251c8d"/>
    </style:style>
    <style:style style:name="P8" style:family="paragraph" style:parent-style-name="Standard">
      <style:text-properties fo:font-style="normal" officeooo:rsid="00211cae" officeooo:paragraph-rsid="001ed207" style:font-style-asian="normal" style:font-style-complex="normal"/>
    </style:style>
    <style:style style:name="P9" style:family="paragraph" style:parent-style-name="Standard">
      <style:text-properties fo:font-style="normal" officeooo:rsid="00214fe3" officeooo:paragraph-rsid="00227e3a" style:font-style-asian="normal" style:font-style-complex="normal"/>
    </style:style>
    <style:style style:name="P10" style:family="paragraph" style:parent-style-name="Standard">
      <style:text-properties fo:font-style="normal" officeooo:rsid="00227e3a" officeooo:paragraph-rsid="00227e3a" style:font-style-asian="normal" style:font-style-complex="normal"/>
    </style:style>
    <style:style style:name="P11" style:family="paragraph" style:parent-style-name="Standard">
      <style:text-properties fo:font-style="normal" officeooo:rsid="00211deb" officeooo:paragraph-rsid="00211cae" style:font-style-asian="normal" style:font-style-complex="normal"/>
    </style:style>
    <style:style style:name="P12" style:family="paragraph" style:parent-style-name="Standard">
      <style:text-properties fo:font-variant="normal" fo:text-transform="none" fo:color="#000000" style:font-name="Whitney" fo:font-size="8pt" fo:letter-spacing="normal" fo:font-style="normal" fo:font-weight="normal" officeooo:rsid="00211deb" officeooo:paragraph-rsid="00211deb" style:font-style-asian="normal" style:font-style-complex="normal"/>
    </style:style>
    <style:style style:name="P13" style:family="paragraph" style:parent-style-name="Standard">
      <style:text-properties fo:font-variant="normal" fo:text-transform="none" fo:color="#000000" style:font-name="Whitney" fo:font-size="8pt" fo:letter-spacing="normal" fo:font-style="normal" fo:font-weight="normal" officeooo:rsid="002221e8" officeooo:paragraph-rsid="00225b3d" style:font-style-asian="normal" style:font-style-complex="normal"/>
    </style:style>
    <style:style style:name="P14" style:family="paragraph" style:parent-style-name="Standard">
      <style:text-properties fo:font-variant="normal" fo:text-transform="none" fo:color="#000000" style:font-name="Whitney" fo:font-size="8pt" fo:letter-spacing="normal" fo:font-style="normal" fo:font-weight="normal" officeooo:rsid="0024409f" officeooo:paragraph-rsid="00225b3d" style:font-style-asian="normal" style:font-style-complex="normal"/>
    </style:style>
    <style:style style:name="P15" style:family="paragraph" style:parent-style-name="Standard">
      <style:text-properties fo:font-variant="normal" fo:text-transform="none" fo:color="#000000" style:font-name="Whitney" fo:font-size="8pt" fo:letter-spacing="normal" fo:font-style="normal" fo:font-weight="normal" officeooo:rsid="00251c8d" officeooo:paragraph-rsid="00251c8d"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540a" style:font-style-asian="normal" style:font-style-complex="normal"/>
    </style:style>
    <style:style style:name="T4" style:family="text">
      <style:text-properties fo:font-style="normal" officeooo:rsid="00211cae" style:font-style-asian="normal" style:font-style-complex="normal"/>
    </style:style>
    <style:style style:name="T5" style:family="text">
      <style:text-properties fo:font-style="normal" officeooo:rsid="00211deb" style:font-style-asian="normal" style:font-style-complex="normal"/>
    </style:style>
    <style:style style:name="T6" style:family="text">
      <style:text-properties fo:font-style="normal" officeooo:rsid="00214fe3" style:font-style-asian="normal" style:font-style-complex="normal"/>
    </style:style>
    <style:style style:name="T7" style:family="text">
      <style:text-properties officeooo:rsid="001f540a"/>
    </style:style>
    <style:style style:name="T8" style:family="text">
      <style:text-properties style:font-style-asian="normal" style:font-style-complex="normal"/>
    </style:style>
    <style:style style:name="T9" style:family="text">
      <style:text-properties officeooo:rsid="00211deb" style:font-style-asian="normal" style:font-style-complex="normal"/>
    </style:style>
    <style:style style:name="T10" style:family="text">
      <style:text-properties officeooo:rsid="002221e8" style:font-style-asian="normal" style:font-style-complex="normal"/>
    </style:style>
    <style:style style:name="T11" style:family="text">
      <style:text-properties officeooo:rsid="00225b3d" style:font-style-asian="normal" style:font-style-complex="normal"/>
    </style:style>
    <style:style style:name="T12" style:family="text">
      <style:text-properties officeooo:rsid="0024409f"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Requiem of Truth</text:p>
      <text:p text:style-name="P1"/>
      <text:p text:style-name="P1">SOTH: Ah. The only one with this sort of magic would be Truth. That is you, yes? I’m sorry that I have only made your acquaintance under these circumstances. Your service to Kalma’s armies was admirable.</text:p>
      <text:p text:style-name="P1"/>
      <text:p text:style-name="P2">TRUTH: <text:span text:style-name="T7">I committed atrocities that I wish I could forget—but instead I relive them every waking moment. I see the families I slaughtered, and I will never escape them. I have changed, Soth. I am a good man now, and your fight is lost.</text:span></text:p>
      <text:p text:style-name="P1"/>
      <text:p text:style-name="P3">SOTH: Why do you try to stop me? You know as well as I do that I am only reclaiming my property. These people <text:span text:style-name="T1">belong</text:span><text:span text:style-name="T2"> to me. </text:span><text:span text:style-name="T3">These people are the descendants of Kalma’s Realm; they are the spawn of the cattle that were bred into Kalma’s soldiers. You know this. As the last remaining officer of Kalma’s armies, I am entitled to </text:span><text:span text:style-name="T4">them as my breeding stock. The living are mindless sheep. I am their shepherd.</text:span></text:p>
      <text:p text:style-name="P8"/>
      <text:p text:style-name="P4"><text:span text:style-name="T2">TRUTH: </text:span><text:span text:style-name="T5">You’re wrong, SOTH: If there’s anything that I’ve been taught, [looks up at the sky] it’s that any person—no matter where its came from or the evils that have been committed under it—is entitled to life. </text:span><text:span text:style-name="T6">You’re wrong, SOTH: The moment these people stepped form Kalma’s Realm those two hundred years ago they claimed their freedom. These people are their own, and you can claim them if you are not one of them.</text:span></text:p>
      <text:p text:style-name="P9">And you’re wrong, SOTH: You are not the last remaining officer of Kalma’s armies. I may resent those days, but they will never leave me. I claim these people as one of them; as their protector.</text:p>
      <text:p text:style-name="P10">These people have survived worse than you:</text:p>
      <text:p text:style-name="P11"/>
      <text:p text:style-name="P12">The first was the King, - Kalma, killed by Isabella Marx.</text:p>
      <text:p text:style-name="P12">The second his son, - Caquirin, destroyed by Magnus Ritimir and Clara Fairfox</text:p>
      <text:p text:style-name="P12">The third had ten thousand arms. - Lim Vithara, slain by Yorick Alibaster</text:p>
      <text:p text:style-name="P12">The fourth was a storm, - Abraham, silenced by Avi Lear</text:p>
      <text:p text:style-name="P12">Far darker than black,</text:p>
      <text:p text:style-name="P12">The fifth brought the strong to their knees. - Areth, ended by Halifax</text:p>
      <text:p text:style-name="P12">The sixth was a maid, - Rhuncia, killed by Avi Lear</text:p>
      <text:p text:style-name="P12">The seventh her knight, - Dzuzzun, imprisoned by Jin</text:p>
      <text:p text:style-name="P12">The eighth was the oldest of all. - Raeg, imprisoned by Magnus Ritimir</text:p>
      <text:p text:style-name="P12">The ninth was an angel, - Silmar, annihilated by Anastasia Blue</text:p>
      <text:p text:style-name="P12">With wings of ash,</text:p>
      <text:p text:style-name="P12">And eyes like the fires below.</text:p>
      <text:p text:style-name="P5"><text:span text:style-name="T9">The tenth was the worst, - </text:span><text:span text:style-name="T11">the first of a people. The People, who are STILL ALIVE</text:span><text:span text:style-name="T9">.</text:span></text:p>
      <text:p text:style-name="P12">For beneath it all,</text:p>
      <text:p text:style-name="P12">He was a boy like you, or like me.</text:p>
      <text:p text:style-name="P12"/>
      <text:p text:style-name="P6"><text:span text:style-name="T10">Y</text:span><text:span text:style-name="T8">ou can kill me, SOTH, but </text:span><text:span text:style-name="T12">another will take my place, for you can’t kill a Phoenix.</text:span><text:span text:style-name="T8"> </text:span></text:p>
      <text:p text:style-name="P13"/>
      <text:p text:style-name="P6"><text:span text:style-name="T10">S</text:span><text:span text:style-name="T8">OTH: </text:span><text:span text:style-name="T12">Then you have chosen to be one of the sheep. You will be butchered as one of them.</text:span></text:p>
      <text:p text:style-name="P14"/>
      <text:p text:style-name="P14"/>
      <text:p text:style-name="P7"><text:span text:style-name="T12">T</text:span><text:span text:style-name="T8">actic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20:36:55.915544840</meta:creation-date>
    <dc:date>2020-04-18T22:47:23.699765792</dc:date>
    <meta:editing-duration>PT18M35S</meta:editing-duration>
    <meta:editing-cycles>2</meta:editing-cycles>
    <meta:generator>LibreOffice/6.0.7.3$Linux_X86_64 LibreOffice_project/00m0$Build-3</meta:generator>
    <meta:document-statistic meta:table-count="0" meta:image-count="0" meta:object-count="0" meta:page-count="1" meta:paragraph-count="25" meta:word-count="467" meta:character-count="2465" meta:non-whitespace-character-count="2025"/>
  </office:meta>
</office:document-meta>
</file>